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ric Noah</text:p>
      <text:p text:style-name="Standard"/>
      <text:p text:style-name="Standard">Dr. Langford</text:p>
      <text:p text:style-name="Standard"/>
      <text:p text:style-name="Standard">HIS 6939</text:p>
      <text:p text:style-name="Standard"/>
      <text:p text:style-name="Standard">02/15/17</text:p>
      <text:p text:style-name="Standard"/>
      <text:p text:style-name="Standard"/>
      <text:p text:style-name="P1">Week 6 Bibliography</text:p>
      <text:p text:style-name="P1">-Necromancy &amp; Communing with the Dead-</text:p>
      <text:p text:style-name="P1"/>
      <text:p text:style-name="P2"/>
      <text:p text:style-name="P2"/>
      <text:list xml:id="list1258223465539878724" text:style-name="L1">
        <text:list-item>
          <text:p text:style-name="P3">Endres, Kirsten W. "<text:span text:style-name="T2">Engaging the spirits of the dead: soul-calling rituals and the performative construction of efficacy</text:span>." <text:span text:style-name="T1">Journal of the Royal Anthropological Institute</text:span> 14, no. 4 (2008): 755-73. doi:10.1111/j.1467-9655.2008.00529.x.</text:p>
          <text:p text:style-name="P3"/>
          <text:p text:style-name="P3">This article takes an interesting turn when looking at commune with the dead. <text:s/>In this article the author looks to explain ways that the Vietnamese call upon the souls of the dead to communicate with them. <text:s/>This article, while not in my field, shows a unique look at another part of the world and how they communicate with the ones beyond the grave. <text:s/></text:p>
          <text:p text:style-name="P3"/>
        </text:list-item>
        <text:list-item>
          <text:p text:style-name="P3">Goodare, Julian. "<text:span text:style-name="T2">The Scottish Witchcraft Act.</text:span>" <text:span text:style-name="T1">Church History</text:span> 74, no. 01 (2005): 39-67. doi:10.1017/s0009640700109655. </text:p>
          <text:p text:style-name="P3"/>
          <text:p text:style-name="P3">The article here is a detailed list of laws against witchcraft, sorcery and necromancy. <text:s/>In this text all three are constantly mentioned with one another to show a possible feeling towards the practice of Necromancy. <text:s/>This article can be good because it shows how there were laws that were punishable by death if one was caught practicing necromancy, a harsh punishment to say the least. <text:s text:c="2"/></text:p>
          <text:p text:style-name="P3"/>
        </text:list-item>
        <text:list-item>
          <text:p text:style-name="P3">Hamori, Esther J. "<text:span text:style-name="T2">The Prophet and the Necromancer: Women’s Divination for Kings</text:span>." <text:span text:style-name="T1">Journal of Biblical Literature</text:span> 132, no. 4 (2013): 827-43. doi:10.1353/jbl.2013.0061. </text:p>
          <text:p text:style-name="P3"/>
          <text:p text:style-name="P3">In this article the author looks into kings characterized women that were said to own powers of divination, however there is a clear line between a prophet and a necromancer, and Hamori looks into what causes this difference. <text:s/>This article can be useful in some ways it can show how the status of women was thought of if they had been known to prophecy. <text:s/></text:p>
          <text:p text:style-name="P3"/>
        </text:list-item>
        <text:list-item>
          <text:p text:style-name="P3">Katz, Dina. "<text:span text:style-name="T2">THE MESSENGER, LULIL AND THE CULT OF THE DEAD</text:span>." <text:span text:style-name="T1">Revue d'Assyriologie et d'archéologie orientale</text:span> 93, no. 2 (1999): 107-18. http://www.jstor.org/stable/23281604. </text:p>
          <text:p text:style-name="P3"/>
          <text:p text:style-name="P3">This article features a discussion of the dead and if there are wondering souls, there is a good chance they have the ability to influence kinsmen without actually being alive. <text:s/>This article can be somewhat helpful since I takes a closer look at how the dead can influence the living. <text:s/></text:p>
          <text:p text:style-name="P3"/>
        </text:list-item>
        <text:list-item>
          <text:p text:style-name="P3">Klaassen, Frank. "<text:span text:style-name="T2">Learning and Masculinity in Manuscripts of Ritual Magic of the Later </text:span><text:soft-page-break/><text:span text:style-name="T2">Middle Ages and Renaissance</text:span>." <text:span text:style-name="T1">The Sixteenth Century Journal</text:span> 38, no. 1 (Spring 2007): 49-76. http://www.jstor.org/stable/20478245.</text:p>
          <text:p text:style-name="P3"/>
          <text:p text:style-name="P3">In this article the author discusses the gender constructs of Magic and in this case all avenues of the practice. <text:s/>This article has little to do with necromancy and uses it just as a reference therefore it may be limited in it's usage. <text:s/></text:p>
          <text:p text:style-name="P3"/>
          <text:p text:style-name="P3"/>
        </text:list-item>
        <text:list-item>
          <text:p text:style-name="P3">Krause, Neal, and Elena Bastida. "<text:span text:style-name="T2">Exploring the Interface between Religion and Contact with the Dead among Older Mexican Americans</text:span>." <text:span text:style-name="T1">Review of Religious Research</text:span> 51, no. 1 (September 2009): 5-20. http://www.jstor.org/stable/25593769. </text:p>
          <text:p text:style-name="P3"/>
          <text:p text:style-name="P3">In this article the authors investigate the influence speaking to the dead has with the Mexican communities in the United States. <text:s/>This article looks into the age of the subject as a key factor into whether or not they have claimed to have commune with the dead. <text:s/>This article takes a modern look a communication with the dead and it can be helpful to all those wishing to investigate this topic. <text:s/></text:p>
          <text:p text:style-name="P3"/>
          <text:p text:style-name="P3"><text:s/></text:p>
        </text:list-item>
        <text:list-item>
          <text:p text:style-name="P3">Lohmann, Roger Ivar. "<text:span text:style-name="T2">The Afterlife of Asabano Corpses: Relationships with the Deceased in Papua New Guinea.</text:span>" <text:span text:style-name="T1">Ethnology</text:span> 44, no. 2 (2005): 189-206. doi:10.2307/3773996. </text:p>
          <text:p text:style-name="P3"/>
          <text:p text:style-name="P3">I covered an article by this author regarding these people in a previous bibliography and so I thought a need to follow up. <text:s/>This article offers a look at how the Asabano people involved the dead in their daily lives. <text:s/>This article was appealing because it followed up on an article by this same author and so it does not have much in the ways of consistent information about necromancy.</text:p>
          <text:p text:style-name="P3"/>
        </text:list-item>
        <text:list-item>
          <text:p text:style-name="P3">MacDonald, William L. "<text:span text:style-name="T2">Idionecrophanies: The Social Construction of Perceived Contact with the Dead</text:span>." <text:span text:style-name="T1">Journal for the Scientific Study of Religion</text:span> 31, no. 2 (1992): 215-23. doi:10.2307/1387010. </text:p>
          <text:p text:style-name="P3"/>
          <text:p text:style-name="P3">In this article, the author looks into three categories that can help explain how often one claims to speak with the dead. <text:s/>MacDonald uses the examples of age, death trauma and religious fundamentalism as the three ways one claims to commune with the dead. <text:s/>This article shows many avenues in which one claims to speak with the dead, making this article useful in these categories. <text:s/></text:p>
          <text:p text:style-name="P3"/>
        </text:list-item>
        <text:list-item>
          <text:p text:style-name="P3">Morris, Megan. "'Recalled to Life': King Arthur's Return and the Body of the Past in Nineteenth-Century England." <text:span text:style-name="T1">Arthuriana</text:span> 21, no. 2 (Summer 2011): 5-27. http://www.jstor.org/stable/23238237. </text:p>
          <text:p text:style-name="P3"/>
          <text:p text:style-name="P3">Another follow up article pointed me in the direction of a possible instance in the legend of King Arthur. <text:s/>In this article Morris looks into cases in which people in Victorian England were awaiting the return of Arthur from the dead and from the legends. <text:s/>While it never happened it shows how many people are relying on a commune with the dead in order to make their lives better. <text:s/>This article does not cover much in the way of necromancy, I was interested since it had to do with King Arthur. <text:s/></text:p>
          <text:p text:style-name="P3"/>
        </text:list-item>
        <text:list-item>
          <text:p text:style-name="P3"><text:soft-page-break/>Moss, Candida R. "Heavenly Healing: Eschatological Cleansing and the Resurrection of the Dead in the Early Church." <text:span text:style-name="T1">Journal of the American Academy of Religion</text:span> 79, no. 4 (December 01, 2011): 991-1017. doi:10.1093/jaarel/lfr003. </text:p>
          <text:p text:style-name="P3"/>
          <text:p text:style-name="P3">In this article, Moss deals more with resurrection then with necromancy yet the two subject incorporate raising the dead in order to gain wisdom. <text:s/>This article can have some useful parts to it yet it deals with the subject of resurrection more so. <text:s/></text:p>
          <text:p text:style-name="P3"/>
          <text:p text:style-name="P3"/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1T11:21:02</meta:creation-date>
    <dc:date>2017-02-11T12:07:32</dc:date>
    <meta:editing-duration>PT31M30S</meta:editing-duration>
    <meta:editing-cycles>3</meta:editing-cycles>
    <meta:generator>OpenOffice.org/3.4.1$Unix OpenOffice.org_project/341m1$Build-9593</meta:generator>
    <meta:document-statistic meta:table-count="0" meta:image-count="0" meta:object-count="0" meta:page-count="3" meta:paragraph-count="27" meta:word-count="902" meta:character-count="5577"/>
  </office:meta>
</office:document-meta>
</file>